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3.09pt"/>
    </style:style>
    <style:style style:name="co3" style:family="table-column">
      <style:table-column-properties fo:break-before="auto" style:column-width="21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yes" style:apply-style-name="Accent" style:base-cell-address="Sheet1.B2"/>
    </style:style>
    <style:style style:name="ce2" style:family="table-cell" style:parent-style-name="Default">
      <style:map style:condition="cell-content()=yes" style:apply-style-name="Accent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hip</text:p>
          </table:table-cell>
          <table:table-cell table:style-name="Default" office:value-type="string" calcext:value-type="string">
            <text:p>Func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ew Chip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gap Low (0V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andgap Low(0V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_ref doesnt react (225mV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andgap Low(0V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gap Low (0V), forced V_Pre needs 0.5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gap Low (0V)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gap Low (0V)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gap Low (0V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or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or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gap Low (0V)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ndgap High (1.2V)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_offset caped at 800mV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_offset doesnt react (130mV)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calcext:conditional-formats>
          <calcext:conditional-format calcext:target-range-address="Sheet1.B2:Sheet1.B51">
            <calcext:condition calcext:apply-style-name="Accent" calcext:value="=yes" calcext:base-cell-address="Sheet1.B2"/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6:00:09.655850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8:17:27.285079161</meta:creation-date>
    <dc:date>2019-05-16T16:02:33.756397513</dc:date>
    <meta:editing-duration>PT32M48S</meta:editing-duration>
    <meta:editing-cycles>4</meta:editing-cycles>
    <meta:generator>LibreOffice/6.0.7.3$Linux_X86_64 LibreOffice_project/00m0$Build-3</meta:generator>
    <meta:document-statistic meta:table-count="1" meta:cell-count="92" meta:object-count="0"/>
  </office:meta>
</office:document-meta>
</file>